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dddddd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7.764cm" svg:height="14.4cm" svg:x="18.836cm" svg:y="3.6cm">
            <text:p text:style-name="P1">Data Tier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7.764cm" svg:height="14.4cm" svg:x="3.4cm" svg:y="3.6cm">
            <text:p text:style-name="P1">Presentation Tier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7.764cm" svg:height="14.4cm" svg:x="11.164cm" svg:y="3.6cm">
            <text:p text:style-name="P1">Logic Tier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3.1cm" svg:height="2.7cm" svg:x="5.7cm" svg:y="11.6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cm" svg:height="2.7cm" svg:x="5.7cm" svg:y="8.2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cm" svg:height="2.7cm" svg:x="5.7cm" svg:y="4.9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cm" svg:height="2.7cm" svg:x="13.7cm" svg:y="4.9cm">
          <text:p text:style-name="P1">Brok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1cm" svg:height="2.7cm" svg:x="13.7cm" svg:y="8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cm" svg:height="2.7cm" svg:x="13.7cm" svg:y="11.3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cm" svg:height="5.1cm" svg:x="20.2cm" svg:y="8.7cm"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1" draw:layer="layout" svg:x1="16.8cm" svg:y1="6.3cm" svg:x2="20.2cm" svg:y2="11.1cm">
          <text:p/>
        </draw:line>
        <draw:line draw:style-name="gr7" draw:text-style-name="P1" draw:layer="layout" svg:x1="16.8cm" svg:y1="9.5cm" svg:x2="20.2cm" svg:y2="11.5cm">
          <text:p/>
        </draw:line>
        <draw:line draw:style-name="gr7" draw:text-style-name="P1" draw:layer="layout" svg:x1="16.8cm" svg:y1="12.7cm" svg:x2="20.2cm" svg:y2="12.3cm">
          <text:p/>
        </draw:line>
        <draw:line draw:style-name="gr7" draw:text-style-name="P1" draw:layer="layout" svg:x1="8.8cm" svg:y1="6.3cm" svg:x2="13.7cm" svg:y2="6.2cm">
          <text:p/>
        </draw:line>
        <draw:line draw:style-name="gr7" draw:text-style-name="P1" draw:layer="layout" svg:x1="8.8cm" svg:y1="9.7cm" svg:x2="13.7cm" svg:y2="6.2cm">
          <text:p/>
        </draw:line>
        <draw:line draw:style-name="gr7" draw:text-style-name="P1" draw:layer="layout" svg:x1="8.8cm" svg:y1="12.9cm" svg:x2="13.7cm" svg:y2="6.2cm">
          <text:p/>
        </draw:line>
        <draw:line draw:style-name="gr7" draw:text-style-name="P1" draw:layer="layout" svg:x1="8.8cm" svg:y1="6.5cm" svg:x2="13.7cm" svg:y2="9.4cm">
          <text:p/>
        </draw:line>
        <draw:line draw:style-name="gr7" draw:text-style-name="P1" draw:layer="layout" svg:x1="8.8cm" svg:y1="9.8cm" svg:x2="13.7cm" svg:y2="9.4cm">
          <text:p/>
        </draw:line>
        <draw:line draw:style-name="gr7" draw:text-style-name="P1" draw:layer="layout" svg:x1="8.8cm" svg:y1="12.9cm" svg:x2="13.7cm" svg:y2="9.4cm">
          <text:p/>
        </draw:line>
        <draw:line draw:style-name="gr7" draw:text-style-name="P1" draw:layer="layout" svg:x1="8.8cm" svg:y1="6.6cm" svg:x2="13.7cm" svg:y2="12.6cm">
          <text:p/>
        </draw:line>
        <draw:line draw:style-name="gr7" draw:text-style-name="P1" draw:layer="layout" svg:x1="8.8cm" svg:y1="9.8cm" svg:x2="13.7cm" svg:y2="12.6cm">
          <text:p/>
        </draw:line>
        <draw:line draw:style-name="gr7" draw:text-style-name="P1" draw:layer="layout" svg:x1="8.8cm" svg:y1="13cm" svg:x2="13.7cm" svg:y2="1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0T08:22:14.079000000</meta:creation-date>
    <dc:date>2013-09-24T13:39:11.608000000</dc:date>
    <meta:editing-duration>PT8M24S</meta:editing-duration>
    <meta:editing-cycles>9</meta:editing-cycles>
    <meta:generator>LibreOffice/4.1.1.2$Windows_x86 LibreOffice_project/7e4286b58adc75a14f6d83f53a03b6c11fa2903</meta:generator>
    <meta:document-statistic meta:object-count="23"/>
  </office:meta>
</office:document-meta>
</file>